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cm" svg:stroke-color="#000000" draw:marker-start-width="0.05cm" draw:marker-end="Arrowheads_20_2" draw:marker-end-width="0.24cm" draw:marker-end-center="false" draw:stroke-linejoin="round" draw:fill="none" draw:fill-color="#ffffff" draw:textarea-horizontal-align="left" draw:textarea-vertical-align="top" draw:auto-grow-height="false" fo:padding-top="0.08cm" fo:padding-bottom="0.08cm" fo:padding-left="0.2cm" fo:padding-right="0.2cm" fo:wrap-option="wrap"/>
    </style:style>
    <style:style style:name="gr5" style:family="graphic" style:parent-style-name="standard">
      <style:graphic-properties draw:stroke="solid" svg:stroke-width="0.03cm" svg:stroke-color="#000000" draw:marker-start-width="0.05cm" draw:marker-end-width="0.05cm" draw:stroke-linejoin="round" draw:fill="none" draw:fill-color="#ffffff" draw:textarea-horizontal-align="left" draw:textarea-vertical-align="middle" draw:auto-grow-height="false" fo:padding-top="0.08cm" fo:padding-bottom="0.08cm" fo:padding-left="0.2cm" fo:padding-right="0.2cm" fo:wrap-option="no-wrap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style:writing-mode="lr-tb" style:font-independent-line-spacing="true"/>
      <style:text-properties fo:font-family="Arial" style:font-family-generic="swiss" fo:font-size="14pt" style:font-size-asian="14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 style:font-independent-line-spacing="true"/>
      <style:text-properties fo:font-family="arial" style:font-family-generic="swiss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color="#333333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  <style:style style:name="T2" style:family="text">
      <style:text-properties fo:color="#333333" style:text-position="0% 100%" fo:font-family="Arial" style:font-family-generic="swiss" style:font-pitch="variable" fo:font-size="14pt" fo:language="es" fo:country="ES" fo:font-weight="normal" style:font-family-asian="'Arial Unicode MS'" style:font-pitch-asian="variable" style:font-size-asian="14pt" style:font-weight-asian="normal" style:font-family-complex="'Arial Unicode MS'" style:font-pitch-complex="variable" style:font-size-complex="14pt" style:font-weight-complex="normal"/>
    </style:style>
    <style:style style:name="T3" style:family="text">
      <style:text-properties fo:color="#333333" style:text-position="0% 100%" fo:font-family="Arial" style:font-family-generic="swiss" fo:font-size="14pt" fo:language="es" fo:country="ES" fo:font-weight="normal" style:font-family-asian="'Arial Unicode MS'" style:font-pitch-asian="variable" style:font-size-asian="14pt" style:font-weight-asian="normal" style:font-family-complex="'Arial Unicode MS'" style:font-pitch-complex="variable" style:font-size-complex="14pt" style:font-weight-complex="normal"/>
    </style:style>
    <style:style style:name="T4" style:family="text">
      <style:text-properties fo:font-family="arial" style:font-family-generic="swiss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61cm" svg:height="1.001cm" svg:x="2.039cm" svg:y="1.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0.807cm" svg:x="8.6cm" svg:y="2.09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891cm" svg:height="0.807cm" svg:x="5.109cm" svg:y="1.8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4.754cm" svg:y1="2.602cm" svg:x2="7.4cm" svg:y2="2.607cm">
          <text:p/>
        </draw:line>
        <draw:custom-shape draw:style-name="gr1" draw:text-style-name="P5" draw:layer="layout" svg:width="4cm" svg:height="0.807cm" svg:x="1.4cm" svg:y="6.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3.999cm" svg:height="0.807cm" svg:x="3.201cm" svg:y="3.793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3cm" svg:y1="3.001cm" svg:x2="3cm" svg:y2="5.799cm">
          <text:p/>
        </draw:line>
        <draw:custom-shape draw:style-name="gr5" draw:text-style-name="P6" draw:layer="layout" svg:width="5cm" svg:height="1.001cm" svg:x="1.2cm" svg:y="5.799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4cm" svg:height="1.001cm" svg:x="7cm" svg:y="3.793cm">
          <text:p text:style-name="P7"><text:span text:style-name="T4">Cell cyc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6.2cm" svg:x2="7.4cm" svg:y2="4.6cm">
          <text:p/>
        </draw:line>
        <draw:frame draw:style-name="gr6" draw:text-style-name="P9" draw:layer="layout" svg:width="4.278cm" svg:height="0.807cm" svg:x="6.722cm" svg:y="5.2cm">
          <draw:text-box>
            <text:p text:style-name="P2"><text:span text:style-name="T1">part_of</text:span></text:p>
          </draw:text-box>
        </draw:frame>
        <draw:custom-shape draw:style-name="gr7" draw:text-style-name="P3" draw:layer="layout" svg:width="3.501cm" svg:height="1.001cm" svg:x="1.299cm" svg:y="2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cm" svg:height="0.901cm" svg:x="7.4cm" svg:y="2.099cm">
          <text:p text:style-name="P7"><text:span text:style-name="T4">3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1cm" svg:height="0.807cm" svg:x="8.586cm" svg:y="2.09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891cm" svg:height="0.807cm" svg:x="5.095cm" svg:y="1.8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4.74cm" svg:y1="2.602cm" svg:x2="7.386cm" svg:y2="2.607cm">
          <text:p/>
        </draw:line>
        <draw:custom-shape draw:style-name="gr1" draw:text-style-name="P1" draw:layer="layout" svg:width="2.161cm" svg:height="0.807cm" svg:x="21.901cm" svg:y="5.499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0.807cm" svg:x="21.887cm" svg:y="5.499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1.001cm" svg:x="16.239cm" svg:y="1.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4.891cm" svg:height="0.807cm" svg:x="19.309cm" svg:y="1.8cm">
          <text:p/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8.954cm" svg:y1="2.602cm" svg:x2="21.6cm" svg:y2="2.607cm">
          <text:p/>
        </draw:line>
        <draw:custom-shape draw:style-name="gr7" draw:text-style-name="P3" draw:layer="layout" svg:width="3.501cm" svg:height="1.001cm" svg:x="15.499cm" svg:y="2cm">
          <text:p text:style-name="P2"><text:span text:style-name="T2">?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cm" svg:height="0.901cm" svg:x="21.6cm" svg:y="2.099cm">
          <text:p text:style-name="P7"><text:span text:style-name="T4">?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891cm" svg:height="0.807cm" svg:x="19.295cm" svg:y="1.8cm">
          <text:list text:style-name="L1">
            <text:list-header>
              <text:p text:style-name="P2"><text:span text:style-name="T1">?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8.94cm" svg:y1="2.602cm" svg:x2="21.586cm" svg:y2="2.607cm">
          <text:p/>
        </draw:line>
        <draw:line draw:style-name="gr8" draw:text-style-name="P10" draw:layer="layout" svg:x1="14cm" svg:y1="2.8cm" svg:x2="11.4cm" svg:y2="2.8cm">
          <text:p/>
        </draw:line>
        <draw:line draw:style-name="gr8" draw:text-style-name="P10" draw:layer="layout" svg:x1="11.6cm" svg:y1="4.8cm" svg:x2="14cm" svg:y2="4.8cm">
          <text:p/>
        </draw:line>
        <draw:custom-shape draw:style-name="gr1" draw:text-style-name="P1" draw:layer="layout" svg:width="2.161cm" svg:height="1.001cm" svg:x="16.039cm" svg:y="3.4cm">
          <text:p/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8.754cm" svg:y1="4.802cm" svg:x2="21.4cm" svg:y2="4.807cm">
          <text:p/>
        </draw:line>
        <draw:custom-shape draw:style-name="gr7" draw:text-style-name="P3" draw:layer="layout" svg:width="3.501cm" svg:height="1.001cm" svg:x="15.299cm" svg:y="4.2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cm" svg:height="0.901cm" svg:x="21.4cm" svg:y="4.299cm">
          <text:p text:style-name="P7"><text:span text:style-name="T4">3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74cm" svg:y1="4.802cm" svg:x2="21.386cm" svg:y2="4.807cm">
          <text:p/>
        </draw:line>
        <draw:custom-shape draw:style-name="gr2" draw:text-style-name="P3" draw:layer="layout" svg:width="4.891cm" svg:height="0.807cm" svg:x="19.109cm" svg:y="3.993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17.4cm" svg:y1="6.998cm" svg:x2="22.4cm" svg:y2="6.998cm">
          <text:p/>
        </draw:line>
        <draw:custom-shape draw:style-name="gr5" draw:text-style-name="P6" draw:layer="layout" svg:width="5cm" svg:height="1.001cm" svg:x="22.4cm" svg:y="6.504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501cm" svg:height="1.001cm" svg:x="13.899cm" svg:y="6.597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3.999cm" svg:height="0.807cm" svg:x="18cm" svg:y="6.198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3.999cm" svg:height="0.807cm" svg:x="19.401cm" svg:y="7.992cm">
          <text:list text:style-name="L1">
            <text:list-header>
              <text:p text:style-name="P2"><text:span text:style-name="T2">part_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5cm" svg:height="1.001cm" svg:x="13.8cm" svg:y="8.399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4cm" svg:height="1.001cm" svg:x="23cm" svg:y="8.397cm">
          <text:p text:style-name="P7"><text:span text:style-name="T4">Cell cyc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8cm" svg:y1="8.998cm" svg:x2="23cm" svg:y2="8.998cm">
          <text:p/>
        </draw:line>
        <draw:custom-shape draw:style-name="gr1" draw:text-style-name="P1" draw:layer="layout" svg:width="2.161cm" svg:height="1.001cm" svg:x="15.94cm" svg:y="5.79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90 390" svg:d="m195 0 195 390h-39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7T18:57:19</meta:creation-date>
    <dc:date>2013-03-07T19:37:50</dc:date>
    <dc:creator>Mikel Aranguren</dc:creator>
    <meta:editing-duration>PT11M7S</meta:editing-duration>
    <meta:editing-cycles>11</meta:editing-cycles>
    <meta:generator>LibreOffice/3.5$Linux_X86_64 LibreOffice_project/350m1$Build-2</meta:generator>
    <meta:document-statistic meta:object-count="65"/>
  </office:meta>
</office:document-meta>
</file>